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c06" officeooo:paragraph-rsid="000d2c06"/>
    </style:style>
    <style:style style:name="P2" style:family="paragraph" style:parent-style-name="Standard">
      <style:text-properties fo:color="#000000" style:text-underline-style="none"/>
    </style:style>
    <style:style style:name="P3" style:family="paragraph" style:parent-style-name="Standard">
      <style:text-properties fo:color="#000000" fo:language="en" fo:country="US" style:text-underline-style="none"/>
    </style:style>
    <style:style style:name="P4" style:family="paragraph" style:parent-style-name="Standard">
      <style:text-properties fo:color="#000000" fo:language="en" fo:country="US" style:text-underline-style="none" officeooo:rsid="0014f40a" officeooo:paragraph-rsid="0014f40a"/>
    </style:style>
    <style:style style:name="P5" style:family="paragraph" style:parent-style-name="Standard">
      <style:text-properties fo:color="#000000" fo:language="en" fo:country="US" style:text-underline-style="none" officeooo:rsid="0016dabd" officeooo:paragraph-rsid="0016dabd"/>
    </style:style>
    <style:style style:name="P6" style:family="paragraph" style:parent-style-name="Standard">
      <style:text-properties officeooo:paragraph-rsid="0012edc0"/>
    </style:style>
    <style:style style:name="P7" style:family="paragraph" style:parent-style-name="Standard">
      <style:text-properties officeooo:paragraph-rsid="0016dabd"/>
    </style:style>
    <style:style style:name="P8" style:family="paragraph">
      <style:text-properties fo:color="#000000" fo:language="en" fo:country="US" style:text-underline-style="none"/>
    </style:style>
    <style:style style:name="P9" style:family="paragraph">
      <style:text-properties fo:color="#000000" fo:language="en" fo:country="US" style:text-underline-style="none" officeooo:rsid="0017fa18" officeooo:paragraph-rsid="0017fa18"/>
    </style:style>
    <style:style style:name="T1" style:family="text">
      <style:text-properties fo:font-variant="normal" fo:text-transform="none" fo:color="#000000" style:font-name="sans-serif" fo:font-size="9pt" fo:letter-spacing="normal" fo:language="en" fo:country="none" fo:font-style="normal" style:text-underline-style="none" fo:font-weight="normal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pt" fo:letter-spacing="normal" fo:language="en" fo:country="US" fo:font-style="italic" style:text-underline-style="none" fo:font-weight="normal" officeooo:rsid="0016dabd" style:font-style-asian="italic" style:font-style-complex="italic"/>
    </style:style>
    <style:style style:name="T4" style:family="text">
      <style:text-properties fo:font-variant="normal" fo:text-transform="none" style:font-name="sans-serif" fo:font-size="9pt" fo:letter-spacing="normal" fo:font-style="normal" fo:font-weight="normal"/>
    </style:style>
    <style:style style:name="T5" style:family="text">
      <style:text-properties fo:font-variant="normal" fo:text-transform="none" style:font-name="sans-serif" fo:font-size="9pt" fo:letter-spacing="normal" fo:font-weight="normal"/>
    </style:style>
    <style:style style:name="T6" style:family="text">
      <style:text-properties fo:language="en" fo:country="US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13282e"/>
    </style:style>
    <style:style style:name="T9" style:family="text">
      <style:text-properties fo:color="#000000" fo:language="en" fo:country="none" style:text-underline-style="none"/>
    </style:style>
    <style:style style:name="T10" style:family="text">
      <style:text-properties fo:color="#000000" fo:language="en" fo:country="none" style:text-underline-style="none" officeooo:rsid="0012edc0"/>
    </style:style>
    <style:style style:name="T11" style:family="text">
      <style:text-properties fo:color="#000000" fo:language="en" fo:country="none" style:text-underline-style="none" officeooo:rsid="00124b6d"/>
    </style:style>
    <style:style style:name="T12" style:family="text">
      <style:text-properties fo:color="#000000" fo:language="en" fo:country="none" style:text-underline-style="none" officeooo:rsid="0013282e"/>
    </style:style>
    <style:style style:name="T13" style:family="text">
      <style:text-properties fo:color="#000000" fo:language="en" fo:country="US" fo:font-style="italic" style:text-underline-style="none" officeooo:rsid="0016dabd" style:font-style-asian="italic" style:font-style-complex="italic"/>
    </style:style>
    <style:style style:name="T14" style:family="text">
      <style:text-properties fo:language="en" fo:country="none"/>
    </style:style>
    <style:style style:name="T15" style:family="text">
      <style:text-properties officeooo:rsid="0017fa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6">The nuclear era started in 1933, when the European </text:span>physicist, <text:bookmark text:name="firstHeading"/><text:span text:style-name="T14">Enrico Fermi, who concieved the idéa of nuclear chain reaction, and later that year, togheter with Leó Szilárd, <text:s/>they patened the idéa of a nuclear ractor.</text:span></text:p>
      <text:p text:style-name="P2"/>
      <text:p text:style-name="Standard"><text:span text:style-name="T7">In 1938, two German scientist was able to split a uranium atom with neutron, thus creating nuclear fission, releasing the energy of 2.5 neutrons.</text:span></text:p>
      <text:p text:style-name="P2"/>
      <text:p text:style-name="Standard"><text:span text:style-name="T7">Worried by the developments in </text:span><text:span text:style-name="T8">wartime</text:span><text:span text:style-name="T7"> Germany, </text:span><text:span text:style-name="T9">Szilárd wrote, </text:span><text:span text:style-name="T12">in August of 1939,</text:span><text:span text:style-name="T9"> a letter to the US President Franklin D. Roosevelt , signed by Albert Einstein, in which he warned of the danger that Germany might develop atomic bombs. </text:span></text:p>
      <text:p text:style-name="Standard"><text:span text:style-name="T9"/></text:p>
      <text:p text:style-name="P6"><text:span text:style-name="T11">The letter also encouraged the US to </text:span><text:span text:style-name="T1">initiate</text:span><text:span text:style-name="T11"> its own </text:span><text:span text:style-name="T10">nuclear program</text:span></text:p>
      <text:p text:style-name="P3"/>
      <text:p text:style-name="P3">In 1942 the Manhattan Project got underway to counter he suspected Nazi German atomic bomb project. The Nazis were never able to develop a nuclear weapon.</text:p>
      <text:p text:style-name="P3"/>
      <text:p text:style-name="P4">Starting modest, the Manhattan would grow to employ more than 130 000 people, with research and development at more than 30 sites across the UK, Canada, and the United States.</text:p>
      <text:p text:style-name="P4"/>
      <text:p text:style-name="P5">On July 16, 1945, <text:span text:style-name="T15">the US would conduct the Worlds first ever detonation of a nuclear weapon at a testing ground in New Mexico. The test was codenamed “Trinity”.</text:span></text:p>
      <text:p text:style-name="P5"/>
      <text:p text:style-name="P7"><text:span text:style-name="T3">“Now I am become Death, the destroyer of worlds.</text:span><text:span text:style-name="T13">“ - </text:span><text:span text:style-name="T2">Oppenheimer</text:span></text:p>
      <text:p text:style-name="P5"/>
      <text:p text:style-name="P5"/>
      <text:p text:style-name="P5"/>
      <text:p>http://en.wikipedia.org/wiki/File:Trinity_Test_Fireball_16ms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7T12:02:19.153000000</meta:creation-date>
    <dc:date>2013-12-27T12:46:07.885000000</dc:date>
    <meta:editing-duration>PT41M46S</meta:editing-duration>
    <meta:editing-cycles>16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9" meta:word-count="209" meta:character-count="1283" meta:non-whitespace-character-count="1081"/>
  </office:meta>
</office:document-meta>
</file>